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1c77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91c77" style:font-name-asian="Times New Roman" style:font-size-asian="12pt" style:font-name-complex="Times New Roman" style:font-size-complex="12pt"/>
    </style:style>
    <style:style style:name="P3" style:family="paragraph" style:parent-style-name="Text_20_body">
      <style:paragraph-properties fo:line-height="100%"/>
      <style:text-properties fo:font-weight="bold" officeooo:rsid="000ae5e1" officeooo:paragraph-rsid="001ae8c6" style:font-weight-asian="bold" style:font-weight-complex="bold"/>
    </style:style>
    <style:style style:name="P4" style:family="paragraph" style:parent-style-name="Text_20_body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ae8c6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Text_20_body">
      <style:paragraph-properties fo:line-height="100%" fo:break-before="auto" fo:break-after="auto"/>
      <style:text-properties fo:font-weight="bold" officeooo:rsid="000ae5e1" officeooo:paragraph-rsid="001ae8c6" style:font-weight-asian="bold" style:font-weight-complex="bold"/>
    </style:style>
    <style:style style:name="P6" style:family="paragraph" style:parent-style-name="Standard">
      <style:text-properties officeooo:paragraph-rsid="001ae8c6"/>
    </style:style>
    <style:style style:name="P7" style:family="paragraph" style:parent-style-name="Standard" style:list-style-name="LS4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officeooo:paragraph-rsid="00191c77"/>
    </style:style>
    <style:style style:name="P8" style:family="paragraph" style:parent-style-name="Standard" style:list-style-name="LS12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 style:list-style-name="L1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 style:list-style-name="L10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 style:list-style-name="L11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font-weight="normal" officeooo:rsid="000ae5e1" officeooo:paragraph-rsid="001ae8c6" style:font-weight-asian="normal" style:font-weight-complex="normal"/>
    </style:style>
    <style:style style:name="P13" style:family="paragraph" style:parent-style-name="Standard" style:list-style-name="LS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 style:list-style-name="L1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 style:list-style-name="L10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 style:list-style-name="L11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 style:list-style-name="LS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 style:list-style-name="L1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list-style-name="L10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 style:list-style-name="L11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0ae5e1" officeooo:paragraph-rsid="001ae8c6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ae8c6"/>
    </style:style>
    <style:style style:name="P23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 style:list-style-name="L10">
      <style:paragraph-properties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 style:list-style-name="L17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ae8c6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ae8c6" style:font-name-asian="Times New Roman" style:font-size-asian="12pt" style:font-name-complex="Times New Roman" style:font-size-complex="12pt"/>
    </style:style>
    <style:style style:name="P28" style:family="paragraph" style:parent-style-name="Standard" style:list-style-name="L17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rsid="000f9df7" officeooo:paragraph-rsid="001ae8c6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fo:font-weight="normal" officeooo:paragraph-rsid="001ae8c6" style:font-weight-asian="normal" style:font-weight-complex="normal"/>
    </style:style>
    <style:style style:name="P30" style:family="paragraph" style:parent-style-name="Standard" style:list-style-name="L17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83884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 style:list-style-name="L17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 style:list-style-name="L17">
      <style:paragraph-properties fo:line-height="100%" fo:text-align="justify" style:justify-single-word="false" style:writing-mode="lr-tb"/>
      <style:text-properties style:font-name="Times New Roman" fo:font-size="12pt" fo:font-weight="normal" officeooo:rsid="000c2ee5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660dd" officeooo:paragraph-rsid="001ae8c6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047f3" officeooo:paragraph-rsid="001ae8c6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fo:font-weight="normal" officeooo:rsid="000ae5e1" officeooo:paragraph-rsid="001ae8c6" style:font-weight-asian="normal" style:font-weight-complex="normal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fo:font-weight="normal" officeooo:rsid="001ece13" officeooo:paragraph-rsid="001ae8c6" style:font-weight-asian="normal" style:font-weight-complex="normal"/>
    </style:style>
    <style:style style:name="P40" style:family="paragraph" style:parent-style-name="Standard">
      <style:paragraph-properties fo:line-height="115%" fo:text-align="justify" style:justify-single-word="false" style:writing-mode="lr-tb"/>
      <style:text-properties fo:font-weight="normal" officeooo:rsid="00203fe8" officeooo:paragraph-rsid="001ae8c6" style:font-weight-asian="normal" style:font-weight-complex="normal"/>
    </style:style>
    <style:style style:name="P41" style:family="paragraph" style:parent-style-name="Standard" style:list-style-name="L12">
      <style:paragraph-properties fo:line-height="115%" fo:text-align="justify" style:justify-single-word="false" style:writing-mode="lr-tb"/>
      <style:text-properties fo:font-weight="normal" officeooo:rsid="0021d9b6" officeooo:paragraph-rsid="001ae8c6" style:font-weight-asian="normal" style:font-weight-complex="normal"/>
    </style:style>
    <style:style style:name="P42" style:family="paragraph" style:parent-style-name="Standard" style:list-style-name="L12">
      <style:paragraph-properties fo:line-height="115%" fo:text-align="justify" style:justify-single-word="false" style:writing-mode="lr-tb"/>
      <style:text-properties fo:font-weight="normal" officeooo:rsid="002235ec" officeooo:paragraph-rsid="001ae8c6" style:font-weight-asian="normal" style:font-weight-complex="normal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fo:font-weight="normal" officeooo:rsid="003dfdbb" officeooo:paragraph-rsid="001ae8c6" style:font-weight-asian="normal" style:font-weight-complex="normal"/>
    </style:style>
    <style:style style:name="P44" style:family="paragraph" style:parent-style-name="Standard" style:list-style-name="L13">
      <style:paragraph-properties fo:line-height="115%" fo:text-align="justify" style:justify-single-word="false" style:writing-mode="lr-tb"/>
      <style:text-properties fo:font-weight="normal" officeooo:rsid="003fb429" officeooo:paragraph-rsid="001ae8c6" style:font-weight-asian="normal" style:font-weight-complex="normal"/>
    </style:style>
    <style:style style:name="P45" style:family="paragraph" style:parent-style-name="Standard">
      <style:paragraph-properties fo:line-height="115%" fo:text-align="justify" style:justify-single-word="false" style:writing-mode="lr-tb"/>
      <style:text-properties fo:font-weight="normal" officeooo:rsid="003fb429" officeooo:paragraph-rsid="001ae8c6" style:font-weight-asian="normal" style:font-weight-complex="normal"/>
    </style:style>
    <style:style style:name="P46" style:family="paragraph" style:parent-style-name="Standard">
      <style:paragraph-properties fo:line-height="115%" fo:text-align="justify" style:justify-single-word="false" style:writing-mode="lr-tb"/>
      <style:text-properties fo:font-weight="normal" officeooo:rsid="003ffeee" officeooo:paragraph-rsid="001ae8c6" style:font-weight-asian="normal" style:font-weight-complex="normal"/>
    </style:style>
    <style:style style:name="P47" style:family="paragraph" style:parent-style-name="Standard">
      <style:paragraph-properties fo:line-height="115%" fo:text-align="justify" style:justify-single-word="false" style:writing-mode="lr-tb"/>
      <style:text-properties fo:font-weight="normal" officeooo:rsid="004124a3" officeooo:paragraph-rsid="001ae8c6" style:font-weight-asian="normal" style:font-weight-complex="normal"/>
    </style:style>
    <style:style style:name="P48" style:family="paragraph" style:parent-style-name="Standard" style:list-style-name="L14">
      <style:paragraph-properties fo:line-height="115%" fo:text-align="justify" style:justify-single-word="false" style:writing-mode="lr-tb"/>
      <style:text-properties fo:font-weight="normal" officeooo:rsid="00422a63" officeooo:paragraph-rsid="001ae8c6" style:font-weight-asian="normal" style:font-weight-complex="normal"/>
    </style:style>
    <style:style style:name="P49" style:family="paragraph" style:parent-style-name="Standard" style:list-style-name="L14">
      <style:paragraph-properties fo:line-height="115%" fo:text-align="justify" style:justify-single-word="false" style:writing-mode="lr-tb"/>
      <style:text-properties fo:font-weight="normal" officeooo:rsid="00440e49" officeooo:paragraph-rsid="001ae8c6" style:font-weight-asian="normal" style:font-weight-complex="normal"/>
    </style:style>
    <style:style style:name="P50" style:family="paragraph" style:parent-style-name="Standard">
      <style:paragraph-properties fo:line-height="115%" fo:text-align="justify" style:justify-single-word="false" style:writing-mode="lr-tb"/>
      <style:text-properties fo:font-weight="normal" officeooo:rsid="0045e43a" officeooo:paragraph-rsid="001ae8c6" style:font-weight-asian="normal" style:font-weight-complex="normal"/>
    </style:style>
    <style:style style:name="P51" style:family="paragraph" style:parent-style-name="Standard" style:list-style-name="L15">
      <style:paragraph-properties fo:line-height="115%" fo:text-align="justify" style:justify-single-word="false" style:writing-mode="lr-tb"/>
      <style:text-properties fo:font-weight="normal" officeooo:rsid="0019ae7b" officeooo:paragraph-rsid="001ae8c6" style:font-weight-asian="normal" style:font-weight-complex="normal"/>
    </style:style>
    <style:style style:name="P52" style:family="paragraph" style:parent-style-name="Standard" style:list-style-name="L15">
      <style:paragraph-properties fo:line-height="115%" fo:text-align="justify" style:justify-single-word="false" style:writing-mode="lr-tb"/>
      <style:text-properties fo:font-weight="normal" officeooo:rsid="0047a8c4" officeooo:paragraph-rsid="001ae8c6" style:font-weight-asian="normal" style:font-weight-complex="normal"/>
    </style:style>
    <style:style style:name="P53" style:family="paragraph" style:parent-style-name="Standard" style:list-style-name="L15">
      <style:paragraph-properties fo:line-height="115%" fo:text-align="justify" style:justify-single-word="false" style:writing-mode="lr-tb"/>
      <style:text-properties fo:font-weight="normal" officeooo:rsid="0049ea80" officeooo:paragraph-rsid="001ae8c6" style:font-weight-asian="normal" style:font-weight-complex="normal"/>
    </style:style>
    <style:style style:name="P54" style:family="paragraph" style:parent-style-name="Standard">
      <style:paragraph-properties fo:line-height="115%" fo:text-align="justify" style:justify-single-word="false" style:writing-mode="lr-tb"/>
      <style:text-properties fo:font-weight="normal" officeooo:rsid="0049ea80" officeooo:paragraph-rsid="001ae8c6" style:font-weight-asian="normal" style:font-weight-complex="normal"/>
    </style:style>
    <style:style style:name="P55" style:family="paragraph" style:parent-style-name="Standard">
      <style:paragraph-properties fo:line-height="115%" fo:text-align="justify" style:justify-single-word="false" style:writing-mode="lr-tb"/>
      <style:text-properties fo:font-weight="normal" officeooo:rsid="004ee0c3" officeooo:paragraph-rsid="001ae8c6" style:font-weight-asian="normal" style:font-weight-complex="normal"/>
    </style:style>
    <style:style style:name="P56" style:family="paragraph" style:parent-style-name="Standard">
      <style:paragraph-properties fo:line-height="115%" fo:text-align="justify" style:justify-single-word="false" style:writing-mode="lr-tb"/>
      <style:text-properties fo:font-weight="normal" officeooo:rsid="00507565" officeooo:paragraph-rsid="001ae8c6" style:font-weight-asian="normal" style:font-weight-complex="normal"/>
    </style:style>
    <style:style style:name="P57" style:family="paragraph" style:parent-style-name="Standard" style:list-style-name="L16">
      <style:paragraph-properties fo:line-height="115%" fo:text-align="justify" style:justify-single-word="false" style:writing-mode="lr-tb"/>
      <style:text-properties fo:font-weight="normal" officeooo:rsid="0050805b" officeooo:paragraph-rsid="001ae8c6" style:font-weight-asian="normal" style:font-weight-complex="normal"/>
    </style:style>
    <style:style style:name="P58" style:family="paragraph" style:parent-style-name="Standard" style:list-style-name="L16">
      <style:paragraph-properties fo:line-height="115%" fo:text-align="justify" style:justify-single-word="false" style:writing-mode="lr-tb"/>
      <style:text-properties fo:font-weight="normal" officeooo:rsid="005099d8" officeooo:paragraph-rsid="001ae8c6" style:font-weight-asian="normal" style:font-weight-complex="normal"/>
    </style:style>
    <style:style style:name="P59" style:family="paragraph" style:parent-style-name="Standard" style:list-style-name="L16">
      <style:paragraph-properties fo:line-height="115%" fo:text-align="justify" style:justify-single-word="false" style:writing-mode="lr-tb"/>
      <style:text-properties fo:font-weight="normal" officeooo:rsid="00526450" officeooo:paragraph-rsid="001ae8c6" style:font-weight-asian="normal" style:font-weight-complex="normal"/>
    </style:style>
    <style:style style:name="P60" style:family="paragraph" style:parent-style-name="Standard">
      <style:paragraph-properties fo:line-height="115%" fo:text-align="justify" style:justify-single-word="false" style:writing-mode="lr-tb"/>
      <style:text-properties fo:font-weight="normal" officeooo:rsid="00183884" officeooo:paragraph-rsid="001ae8c6" style:font-weight-asian="normal" style:font-weight-complex="normal"/>
    </style:style>
    <style:style style:name="P61" style:family="paragraph" style:parent-style-name="Standard">
      <style:paragraph-properties fo:line-height="100%" fo:text-align="justify" style:justify-single-word="false" style:writing-mode="lr-tb"/>
      <style:text-properties fo:font-weight="normal" officeooo:rsid="001047f3" officeooo:paragraph-rsid="001ae8c6" style:font-weight-asian="normal" style:font-weight-complex="normal"/>
    </style:style>
    <style:style style:name="P62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ae8c6" style:font-weight-asian="bold" style:font-weight-complex="bold"/>
    </style:style>
    <style:style style:name="P63" style:family="paragraph" style:parent-style-name="Standard" style:list-style-name="L12">
      <style:paragraph-properties fo:line-height="115%" fo:text-align="justify" style:justify-single-word="false" style:writing-mode="lr-tb"/>
      <style:text-properties fo:font-weight="bold" officeooo:rsid="00203fe8" officeooo:paragraph-rsid="001ae8c6" style:font-weight-asian="bold" style:font-weight-complex="bold"/>
    </style:style>
    <style:style style:name="P64" style:family="paragraph" style:parent-style-name="Standard">
      <style:paragraph-properties fo:line-height="115%" fo:text-align="justify" style:justify-single-word="false" style:writing-mode="lr-tb"/>
      <style:text-properties fo:font-weight="bold" officeooo:rsid="00203fe8" officeooo:paragraph-rsid="001ae8c6" style:font-weight-asian="bold" style:font-weight-complex="bold"/>
    </style:style>
    <style:style style:name="P65" style:family="paragraph" style:parent-style-name="Standard" style:list-style-name="L12">
      <style:paragraph-properties fo:line-height="115%" fo:text-align="justify" style:justify-single-word="false" style:writing-mode="lr-tb"/>
      <style:text-properties fo:font-weight="bold" officeooo:rsid="0021d9b6" officeooo:paragraph-rsid="001ae8c6" style:font-weight-asian="bold" style:font-weight-complex="bold"/>
    </style:style>
    <style:style style:name="P66" style:family="paragraph" style:parent-style-name="Standard" style:list-style-name="L12">
      <style:paragraph-properties fo:line-height="115%" fo:text-align="justify" style:justify-single-word="false" style:writing-mode="lr-tb"/>
      <style:text-properties fo:font-weight="bold" officeooo:rsid="002526ac" officeooo:paragraph-rsid="001ae8c6" style:font-weight-asian="bold" style:font-weight-complex="bold"/>
    </style:style>
    <style:style style:name="P67" style:family="paragraph" style:parent-style-name="Standard">
      <style:paragraph-properties fo:line-height="115%" fo:text-align="justify" style:justify-single-word="false" style:writing-mode="lr-tb"/>
      <style:text-properties fo:font-weight="bold" officeooo:rsid="003dfdbb" officeooo:paragraph-rsid="001ae8c6" style:font-weight-asian="bold" style:font-weight-complex="bold"/>
    </style:style>
    <style:style style:name="P68" style:family="paragraph" style:parent-style-name="Standard">
      <style:paragraph-properties fo:line-height="115%" fo:text-align="justify" style:justify-single-word="false" style:writing-mode="lr-tb"/>
      <style:text-properties fo:font-weight="bold" officeooo:rsid="003ffeee" officeooo:paragraph-rsid="001ae8c6" style:font-weight-asian="bold" style:font-weight-complex="bold"/>
    </style:style>
    <style:style style:name="P69" style:family="paragraph" style:parent-style-name="Standard">
      <style:paragraph-properties fo:line-height="115%" fo:text-align="justify" style:justify-single-word="false" style:writing-mode="lr-tb"/>
      <style:text-properties fo:font-weight="bold" officeooo:rsid="00440e49" officeooo:paragraph-rsid="001ae8c6" style:font-weight-asian="bold" style:font-weight-complex="bold"/>
    </style:style>
    <style:style style:name="P70" style:family="paragraph" style:parent-style-name="Standard">
      <style:paragraph-properties fo:line-height="115%" fo:text-align="justify" style:justify-single-word="false" style:writing-mode="lr-tb"/>
      <style:text-properties fo:font-weight="bold" officeooo:rsid="004d0f3f" officeooo:paragraph-rsid="001ae8c6" style:font-weight-asian="bold" style:font-weight-complex="bold"/>
    </style:style>
    <style:style style:name="P71" style:family="paragraph" style:parent-style-name="Standard">
      <style:paragraph-properties fo:line-height="115%" fo:text-align="justify" style:justify-single-word="false" style:writing-mode="lr-tb"/>
      <style:text-properties officeooo:rsid="003fb429" officeooo:paragraph-rsid="001ae8c6"/>
    </style:style>
    <style:style style:name="P72" style:family="paragraph" style:parent-style-name="Standard">
      <style:paragraph-properties fo:line-height="115%" fo:text-align="justify" style:justify-single-word="false" style:writing-mode="lr-tb"/>
      <style:text-properties officeooo:rsid="003ffeee" officeooo:paragraph-rsid="001ae8c6"/>
    </style:style>
    <style:style style:name="P73" style:family="paragraph" style:parent-style-name="Standard">
      <style:paragraph-properties fo:line-height="115%" fo:text-align="justify" style:justify-single-word="false" style:writing-mode="lr-tb"/>
      <style:text-properties officeooo:paragraph-rsid="001ae8c6"/>
    </style:style>
    <style:style style:name="P74" style:family="paragraph" style:parent-style-name="Standard">
      <style:paragraph-properties fo:line-height="115%" fo:text-align="justify" style:justify-single-word="false" style:writing-mode="lr-tb"/>
      <style:text-properties officeooo:rsid="00183884" officeooo:paragraph-rsid="001ae8c6"/>
    </style:style>
    <style:style style:name="P75" style:family="paragraph" style:parent-style-name="Standard">
      <style:paragraph-properties fo:margin-left="0in" fo:margin-right="0in" fo:line-height="120%" fo:text-align="justify" style:justify-single-word="false" fo:text-indent="0in" style:auto-text-indent="false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76" style:family="paragraph" style:parent-style-name="Standard">
      <style:paragraph-properties fo:margin-left="0in" fo:margin-right="0in" fo:line-height="120%" fo:text-align="justify" style:justify-single-word="false" fo:text-indent="0in" style:auto-text-indent="false" fo:break-before="auto" fo:break-after="auto" style:writing-mode="lr-tb"/>
      <style:text-properties fo:font-weight="normal" officeooo:paragraph-rsid="001ae8c6" style:font-weight-asian="normal" style:font-weight-complex="normal"/>
    </style:style>
    <style:style style:name="P77" style:family="paragraph" style:parent-style-name="Standard">
      <style:paragraph-properties fo:margin-left="0.5in" fo:margin-right="0in" fo:line-height="120%" fo:text-indent="0in" style:auto-text-indent="false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T1" style:family="text">
      <style:text-properties officeooo:rsid="00192abf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92abf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officeooo:rsid="0026949f"/>
    </style:style>
    <style:style style:name="T6" style:family="text">
      <style:text-properties officeooo:rsid="00203fe8"/>
    </style:style>
    <style:style style:name="T7" style:family="text">
      <style:text-properties officeooo:rsid="003c191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dfdbb" style:font-weight-asian="normal" style:font-weight-complex="normal"/>
    </style:style>
    <style:style style:name="T10" style:family="text">
      <style:text-properties fo:font-weight="normal" officeooo:rsid="0021d9b6" style:font-weight-asian="normal" style:font-weight-complex="normal"/>
    </style:style>
    <style:style style:name="T11" style:family="text">
      <style:text-properties fo:font-weight="normal" officeooo:rsid="002235ec" style:font-weight-asian="normal" style:font-weight-complex="normal"/>
    </style:style>
    <style:style style:name="T12" style:family="text">
      <style:text-properties fo:font-weight="normal" officeooo:rsid="0025e808" style:font-weight-asian="normal" style:font-weight-complex="normal"/>
    </style:style>
    <style:style style:name="T13" style:family="text">
      <style:text-properties fo:font-weight="normal" officeooo:rsid="003fb429" style:font-weight-asian="normal" style:font-weight-complex="normal"/>
    </style:style>
    <style:style style:name="T14" style:family="text">
      <style:text-properties officeooo:rsid="001b71df"/>
    </style:style>
    <style:style style:name="T15" style:family="text">
      <style:text-properties officeooo:rsid="003fb429"/>
    </style:style>
    <style:style style:name="T16" style:family="text">
      <style:text-properties officeooo:rsid="004124a3"/>
    </style:style>
    <style:style style:name="T17" style:family="text">
      <style:text-properties officeooo:rsid="0037567f"/>
    </style:style>
    <style:style style:name="T18" style:family="text">
      <style:text-properties officeooo:rsid="004a6e04"/>
    </style:style>
    <style:style style:name="T19" style:family="text">
      <style:text-properties officeooo:rsid="004c91a6"/>
    </style:style>
    <style:style style:name="T20" style:family="text">
      <style:text-properties officeooo:rsid="0048c830"/>
    </style:style>
    <style:style style:name="T21" style:family="text">
      <style:text-properties officeooo:rsid="0049ea80"/>
    </style:style>
    <style:style style:name="T22" style:family="text">
      <style:text-properties officeooo:rsid="001b94c3"/>
    </style:style>
    <style:style style:name="T23" style:family="text">
      <style:text-properties officeooo:rsid="0015d047"/>
    </style:style>
    <style:style style:name="T24" style:family="text">
      <style:text-properties officeooo:rsid="00183884"/>
    </style:style>
    <style:style style:name="T25" style:family="text">
      <style:text-properties officeooo:rsid="001660dd"/>
    </style:style>
    <style:style style:name="T26" style:family="text">
      <style:text-properties officeooo:rsid="000efaff"/>
    </style:style>
    <style:style style:name="T27" style:family="text">
      <style:text-properties officeooo:rsid="000ae5e1"/>
    </style:style>
    <style:style style:name="T28" style:family="text">
      <style:text-properties officeooo:rsid="000f9df7"/>
    </style:style>
    <style:style style:name="T29" style:family="text">
      <style:text-properties officeooo:rsid="000c2ee5"/>
    </style:style>
    <style:style style:name="T30" style:family="text">
      <style:text-properties officeooo:rsid="001047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#1</text:p>
      <text:p text:style-name="P23">Name - Admin login</text:p>
      <text:p text:style-name="P23">Description - Admin login to access the system</text:p>
      <text:p text:style-name="P23">Actor - Admin</text:p>
      <text:p text:style-name="P75">Pre-conditions - As an identification, the admin has a username and a password that is already stored in the system.</text:p>
      <text:p text:style-name="P23">Post-conditions - Notify the user if Login credentials are right or wrong, then redirected to home page once successful.</text:p>
      <text:p text:style-name="P25">Main course:</text:p>
      <text:list xml:id="list8972836847725945861" text:style-name="LS12">
        <text:list-item>
          <text:p text:style-name="P8">The admin enters username and password.</text:p>
        </text:list-item>
      </text:list>
      <text:p text:style-name="P77"><text:span text:style-name="T1">Exception</text:span>. Username or password is not recognize then admin will be informed that the details entered are invalid.</text:p>
      <text:list xml:id="list182407743826314" text:continue-numbering="true" text:style-name="LS12">
        <text:list-item>
          <text:p text:style-name="P13">If successful, redirects to <text:span text:style-name="T1">admin dashboard</text:span>.</text:p>
        </text:list-item>
        <text:list-item>
          <text:p text:style-name="P17">Exit</text:p>
        </text:list-item>
      </text:list>
      <text:p text:style-name="P12"/>
      <text:p text:style-name="P3">Use Case #<text:span text:style-name="T1">2</text:span></text:p>
      <text:p text:style-name="P29"><text:span text:style-name="T2">Name - Admin log</text:span><text:span text:style-name="T3">out</text:span></text:p>
      <text:p text:style-name="P29"><text:span text:style-name="T2">Description - Admin log</text:span><text:span text:style-name="T3">out</text:span><text:span text:style-name="T2"> to </text:span><text:span text:style-name="T3">exit from admin's account</text:span></text:p>
      <text:p text:style-name="P23">Actor - Admin</text:p>
      <text:p text:style-name="P76"><text:span text:style-name="T2">Pre-conditions – </text:span><text:span text:style-name="T3">The admin is logged in</text:span></text:p>
      <text:p text:style-name="P29"><text:span text:style-name="T2">Post-conditions – </text:span><text:span text:style-name="T3">The admin is redirected to the website's homepage</text:span></text:p>
      <text:p text:style-name="P25">Main course:</text:p>
      <text:list xml:id="list6583665270677578027" text:style-name="L1">
        <text:list-item>
          <text:p text:style-name="P9">The admin <text:span text:style-name="T1">clicks logout button</text:span></text:p>
        </text:list-item>
        <text:list-item>
          <text:p text:style-name="P14"><text:span text:style-name="T1">The system</text:span> redirects <text:span text:style-name="T1">to homepage</text:span></text:p>
        </text:list-item>
        <text:list-item>
          <text:p text:style-name="P18">Exit</text:p>
        </text:list-item>
      </text:list>
      <text:p text:style-name="P12"/>
      <text:p text:style-name="P3">Use Case #<text:span text:style-name="T1">3</text:span></text:p>
      <text:p text:style-name="P29"><text:span text:style-name="T2">Name - </text:span><text:span text:style-name="T3">Customer</text:span><text:span text:style-name="T2"> login</text:span></text:p>
      <text:p text:style-name="P29"><text:span text:style-name="T2">Description - </text:span><text:span text:style-name="T3">Customer</text:span><text:span text:style-name="T2"> login to access the system</text:span></text:p>
      <text:p text:style-name="P29"><text:span text:style-name="T2">Actor - </text:span><text:span text:style-name="T3">Customer</text:span></text:p>
      <text:p text:style-name="P76"><text:span text:style-name="T2">Pre-conditions - As an identification, the </text:span><text:span text:style-name="T3">customer</text:span><text:span text:style-name="T2"> has a username and a password that is already stored in the system.</text:span></text:p>
      <text:p text:style-name="P29"><text:span text:style-name="T2">Post-conditions - Notify the </text:span><text:span text:style-name="T3">customer</text:span><text:span text:style-name="T2"> if Login credentials are right or wrong, then redirected to </text:span><text:span text:style-name="T3">customer dashboard</text:span><text:span text:style-name="T2"> once successful.</text:span></text:p>
      <text:p text:style-name="P25">Main course:</text:p>
      <text:list xml:id="list3839066272238602802" text:style-name="L10">
        <text:list-item>
          <text:p text:style-name="P10">The <text:span text:style-name="T1">customer</text:span> enters username and password.</text:p>
          <text:p text:style-name="P24"><text:span text:style-name="T1">Exception</text:span>. Username or password is not recognize then admin will be informed that the details entered are invalid.</text:p>
        </text:list-item>
        <text:list-item>
          <text:p text:style-name="P15">If successful, redirects to <text:span text:style-name="T1">customer dashboard</text:span>.</text:p>
        </text:list-item>
        <text:list-item>
          <text:p text:style-name="P19">Exit</text:p>
        </text:list-item>
      </text:list>
      <text:p text:style-name="P12"><text:soft-page-break/></text:p>
      <text:p text:style-name="P3">Use Case #<text:span text:style-name="T1">4</text:span></text:p>
      <text:p text:style-name="P29"><text:span text:style-name="T2">Name - </text:span><text:span text:style-name="T3">Customer</text:span><text:span text:style-name="T2"> log</text:span><text:span text:style-name="T3">out</text:span></text:p>
      <text:p text:style-name="P29"><text:span text:style-name="T2">Description - </text:span><text:span text:style-name="T3">Customer</text:span><text:span text:style-name="T2"> log</text:span><text:span text:style-name="T3">out</text:span><text:span text:style-name="T2"> to </text:span><text:span text:style-name="T3">exit from admin's account</text:span></text:p>
      <text:p text:style-name="P29"><text:span text:style-name="T2">Actor - </text:span><text:span text:style-name="T3">Customer</text:span></text:p>
      <text:p text:style-name="P76"><text:span text:style-name="T2">Pre-conditions – </text:span><text:span text:style-name="T3">The customer is logged in</text:span></text:p>
      <text:p text:style-name="P29"><text:span text:style-name="T2">Post-conditions – </text:span><text:span text:style-name="T3">The customer is redirected to the website's homepage</text:span></text:p>
      <text:p text:style-name="P25">Main course:</text:p>
      <text:list xml:id="list4713179348655223798" text:style-name="L11">
        <text:list-item>
          <text:p text:style-name="P11">The <text:span text:style-name="T1">customer</text:span> <text:span text:style-name="T1">clicks logout button</text:span></text:p>
        </text:list-item>
        <text:list-item>
          <text:p text:style-name="P16"><text:span text:style-name="T1">The system</text:span> redirects <text:span text:style-name="T1">to homepage</text:span></text:p>
        </text:list-item>
        <text:list-item>
          <text:p text:style-name="P20">Exit</text:p>
        </text:list-item>
      </text:list>
      <text:p text:style-name="P21"/>
      <text:p text:style-name="P3">Use Case #<text:span text:style-name="T1">5</text:span></text:p>
      <text:p text:style-name="P22"><text:span text:style-name="T1">N</text:span>ame: Sign up</text:p>
      <text:p text:style-name="P22">Actor: <text:span text:style-name="T1">Customer</text:span></text:p>
      <text:p text:style-name="P22">Pre-Condition: <text:span text:style-name="T1">Customer</text:span> hasn't signed up</text:p>
      <text:p text:style-name="P22">Post-Condition: The <text:span text:style-name="T1">custome</text:span>r's account will be recorded in the database</text:p>
      <text:p text:style-name="P22">Main Course:</text:p>
      <text:p text:style-name="P22">1. the <text:span text:style-name="T1">customer</text:span> clicks the sign up button</text:p>
      <text:p text:style-name="P22">2. The <text:span text:style-name="T1">customer</text:span> will be redirected to the signup page</text:p>
      <text:p text:style-name="P22">3. The <text:span text:style-name="T1">customer</text:span> fills up the signup form</text:p>
      <text:p text:style-name="P22">4. The <text:span text:style-name="T1">customer</text:span> clicks the submit button</text:p>
      <text:p text:style-name="P22">Exception: If the <text:span text:style-name="T1">customer</text:span> has an invalid entry. Go back to 3</text:p>
      <text:p text:style-name="P22">5. A prompt will show that the <text:span text:style-name="T1">customer</text:span> is successful in signing up</text:p>
      <text:p text:style-name="P38">6. Exit</text:p>
      <text:p text:style-name="P38"/>
      <text:p text:style-name="P62">Use Case <text:span text:style-name="T5">#6</text:span></text:p>
      <text:p text:style-name="P39"><text:span text:style-name="T6">Name: </text:span>View order<text:span text:style-name="T7">s</text:span></text:p>
      <text:p text:style-name="P40">Actor: Customer</text:p>
      <text:p text:style-name="P64"><text:span text:style-name="T8">Pre-condition:</text:span> <text:span text:style-name="T8">The customer has an </text:span><text:span text:style-name="T9">order transaction</text:span></text:p>
      <text:p text:style-name="P40">Post-condition: The customer will be able to view the order status and details</text:p>
      <text:p text:style-name="P40">Main Course: </text:p>
      <text:list xml:id="list7612473978234776467" text:style-name="L12">
        <text:list-item>
          <text:p text:style-name="P63"><text:span text:style-name="T8">The use case begins when the customer logs in the customer dashboard </text:span><text:span text:style-name="T10">and is in the dashboard area</text:span></text:p>
        </text:list-item>
        <text:list-item>
          <text:p text:style-name="P41">The user clicks on “My orders” link in the navigation section</text:p>
        </text:list-item>
        <text:list-item>
          <text:p text:style-name="P63"><text:span text:style-name="T11">The system displays all orders with an open status the user made in the past</text:span><text:span text:style-name="T10"> <text:s/></text:span><text:span text:style-name="T8"><text:s/></text:span></text:p>
        </text:list-item>
        <text:list-item>
          <text:p text:style-name="P65"><text:span text:style-name="T8">The user </text:span><text:span text:style-name="T11">selects the order he wants to view</text:span></text:p>
        </text:list-item>
        <text:list-item>
          <text:p text:style-name="P42">The system displays the order's status and details.</text:p>
        </text:list-item>
        <text:list-item>
          <text:p text:style-name="P66"><text:span text:style-name="T8">The use case </text:span><text:span text:style-name="T12">exits</text:span></text:p>
        </text:list-item>
      </text:list>
      <text:p text:style-name="P62"/>
      <text:p text:style-name="P67">Use Case #<text:span text:style-name="T14">7</text:span></text:p>
      <text:p text:style-name="P43"><text:soft-page-break/>Name: View Wishlist</text:p>
      <text:p text:style-name="P43">Actor: Customer</text:p>
      <text:p text:style-name="P43">Pre-condition: The customer <text:span text:style-name="T15">is logged in and is in the customer dashboard</text:span></text:p>
      <text:p text:style-name="P45">Post-condition: The customer will be able to view the items he added to wishlist</text:p>
      <text:p text:style-name="P45">Main Course:</text:p>
      <text:list xml:id="list8692914705925213862" text:style-name="L13">
        <text:list-item>
          <text:p text:style-name="P44">The use case begins when the customer logs in the customer dashboard.</text:p>
        </text:list-item>
        <text:list-item>
          <text:p text:style-name="P44">The user clicks on “My Wishlist” link in the navigation section</text:p>
        </text:list-item>
        <text:list-item>
          <text:p text:style-name="P44">The system displays all items in the wishlist of the user</text:p>
        </text:list-item>
        <text:list-item>
          <text:p text:style-name="P44">The user sees all items he added in wishlist</text:p>
        </text:list-item>
        <text:list-item>
          <text:p text:style-name="P44">The use case exits. </text:p>
        </text:list-item>
      </text:list>
      <text:p text:style-name="P71"/>
      <text:p text:style-name="P68">Use Case #<text:span text:style-name="T14">8</text:span></text:p>
      <text:p text:style-name="P46">Name: View Reviews</text:p>
      <text:p text:style-name="P46">Actor: Customer</text:p>
      <text:p text:style-name="P72"><text:span text:style-name="T8">Pre-condition: The customer </text:span><text:span text:style-name="T13">is logged in and is in the customer dashboard</text:span></text:p>
      <text:p text:style-name="P45">Post-condition: The customer will be able to view <text:span text:style-name="T16">ratings and feedback he submitted for the products he bought</text:span></text:p>
      <text:p text:style-name="P47">Main Course: </text:p>
      <text:list xml:id="list1944623051648334377" text:style-name="L14">
        <text:list-item>
          <text:p text:style-name="P48">The use case begins when the customer clicks on the “My Reviews” link in the navigation section</text:p>
        </text:list-item>
        <text:list-item>
          <text:p text:style-name="P48">The system displays a table containing the products and the reviews I've written</text:p>
        </text:list-item>
        <text:list-item>
          <text:p text:style-name="P49">The user sees the feedback he submitted for the product</text:p>
        </text:list-item>
        <text:list-item>
          <text:p text:style-name="P49">The use case exits.</text:p>
        </text:list-item>
      </text:list>
      <text:p text:style-name="P43"/>
      <text:p text:style-name="P69">Use Case #<text:span text:style-name="T14">9</text:span></text:p>
      <text:p text:style-name="P50">Name: <text:span text:style-name="T17">Re-order Items</text:span></text:p>
      <text:p text:style-name="P50">Actor: Customer</text:p>
      <text:p text:style-name="P50">Pre-condition: <text:span text:style-name="T18">The customer is logged in and the product is currently in stock. </text:span></text:p>
      <text:p text:style-name="P50">Post-condition: <text:span text:style-name="T19">The product is added in the user's cart</text:span></text:p>
      <text:p text:style-name="P50">Main Course:</text:p>
      <text:list xml:id="list3894750378150485991" text:style-name="L15">
        <text:list-item>
          <text:p text:style-name="P51"><text:span text:style-name="T20">The use case begins when the User views his orders (</text:span>Use Case <text:span text:style-name="T5">#1)</text:span></text:p>
        </text:list-item>
        <text:list-item>
          <text:p text:style-name="P52">The <text:span text:style-name="T21">user clicks on the item he wants to re-order</text:span></text:p>
        </text:list-item>
        <text:list-item>
          <text:p text:style-name="P53">The system displays the item details</text:p>
        </text:list-item>
        <text:list-item>
          <text:p text:style-name="P53">The user inputs the amount he wants to re-order</text:p>
        </text:list-item>
        <text:list-item>
          <text:p text:style-name="P53">The user clicks on re-order button</text:p>
        </text:list-item>
        <text:list-item>
          <text:p text:style-name="P53">The system adds the item in the user's shopping cart</text:p>
        </text:list-item>
      </text:list>
      <text:p text:style-name="P54">Exception:</text:p>
      <text:p text:style-name="P54">5a. The product is out of stock</text:p>
      <text:p text:style-name="P54"/>
      <text:p text:style-name="P70">Use Case #<text:span text:style-name="T14">10</text:span></text:p>
      <text:p text:style-name="P55">Name : Update Settings</text:p>
      <text:p text:style-name="P55">Actor: Customer</text:p>
      <text:p text:style-name="P56"><text:soft-page-break/>Pre-condition: The customer is registered and logged in</text:p>
      <text:p text:style-name="P56">Post-condtion: The customer's profile settings is updated</text:p>
      <text:p text:style-name="P56">Main Course:</text:p>
      <text:list xml:id="list2712118202857408963" text:style-name="L16">
        <text:list-item>
          <text:p text:style-name="P57">The use case begins when the User clicks on My Settings</text:p>
        </text:list-item>
        <text:list-item>
          <text:p text:style-name="P57">The system display the user's profile details and settings</text:p>
        </text:list-item>
        <text:list-item>
          <text:p text:style-name="P58">The user clicks on Edit Profile</text:p>
        </text:list-item>
        <text:list-item>
          <text:p text:style-name="P59">The system makes the form editable</text:p>
        </text:list-item>
        <text:list-item>
          <text:p text:style-name="P59">The user updates the form fields</text:p>
        </text:list-item>
        <text:list-item>
          <text:p text:style-name="P59">The user clicks submit</text:p>
        </text:list-item>
        <text:list-item>
          <text:p text:style-name="P59">The system updates the user's profile</text:p>
        </text:list-item>
      </text:list>
      <text:p text:style-name="P56"/>
      <text:p text:style-name="P4">Use Case #<text:span text:style-name="T22">11</text:span></text:p>
      <text:p text:style-name="P6">Name: <text:span text:style-name="T23">View customer orders</text:span></text:p>
      <text:p text:style-name="P6">Actor: Admin</text:p>
      <text:p text:style-name="P22">Pre-condition: The admin is in the admin dashboard</text:p>
      <text:p text:style-name="P22">Post-Condition: <text:span text:style-name="T24">The list of customer orders will be displayed</text:span></text:p>
      <text:p text:style-name="P22">Main Course:</text:p>
      <text:p text:style-name="P22"><text:span text:style-name="T24">1</text:span>. The admin clicks the <text:span text:style-name="T24">view customer orders tab</text:span></text:p>
      <text:p text:style-name="P22"><text:span text:style-name="T24">2</text:span>. The <text:span text:style-name="T24">system displays all the customer orders</text:span></text:p>
      <text:p text:style-name="P32">3. Exit</text:p>
      <text:p text:style-name="P31"/>
      <text:p text:style-name="P4">Use Case #<text:span text:style-name="T22">12</text:span></text:p>
      <text:p text:style-name="P6"><text:span text:style-name="T4">Name: </text:span><text:span text:style-name="T23">Add products</text:span></text:p>
      <text:p text:style-name="P6">Actor: Admin</text:p>
      <text:p text:style-name="P22">Pre-condition: The admin is in the admin dashboard</text:p>
      <text:p text:style-name="P22">Post-Condition: The product added will be <text:span text:style-name="T24">added in the product list and will be displayed in the store page</text:span></text:p>
      <text:p text:style-name="P22">Main Course:</text:p>
      <text:p text:style-name="P22">1. The admin is on the admin dashboard</text:p>
      <text:p text:style-name="P22">2. The admin clicks the add product <text:span text:style-name="T24">button</text:span> and he will then be redirected to the add product page with the add product form</text:p>
      <text:p text:style-name="P22">3. The admin will input the information of the product he is going to add</text:p>
      <text:p text:style-name="P73">4. <text:span text:style-name="T24">The admin clicks on the add button</text:span></text:p>
      <text:p text:style-name="P22">Exception: if the product <text:span text:style-name="T24">already exists</text:span>, show error. Exit</text:p>
      <text:p text:style-name="P74">5. The product is added</text:p>
      <text:p text:style-name="P74">6. Exit</text:p>
      <text:p text:style-name="P74"/>
      <text:p text:style-name="P4">Use Case #<text:span text:style-name="T22">13</text:span></text:p>
      <text:p text:style-name="P6">Name: <text:span text:style-name="T23">View products</text:span></text:p>
      <text:p text:style-name="P6">Actor: Admin</text:p>
      <text:p text:style-name="P22">Pre-condition: The admin is in the admin dashboard</text:p>
      <text:p text:style-name="P22">Post-Condition: <text:span text:style-name="T24">All the </text:span>product<text:span text:style-name="T24">s will be displayed</text:span></text:p>
      <text:p text:style-name="P22"><text:soft-page-break/>Main Course:</text:p>
      <text:p text:style-name="P22"><text:span text:style-name="T24">1</text:span>. The admin clicks the <text:span text:style-name="T24">view products tab</text:span></text:p>
      <text:p text:style-name="P22"><text:span text:style-name="T24">2</text:span>. The <text:span text:style-name="T24">system displays all the products</text:span></text:p>
      <text:p text:style-name="P74">3. Exit</text:p>
      <text:p text:style-name="P74"/>
      <text:p text:style-name="P4">Use Case #<text:span text:style-name="T25">14</text:span></text:p>
      <text:p text:style-name="P6">Name: <text:span text:style-name="T23">View Customers</text:span></text:p>
      <text:p text:style-name="P6">Actor: Admin</text:p>
      <text:p text:style-name="P22">Pre-condition: The admin is in the admin dashboard</text:p>
      <text:p text:style-name="P22">Post-Condition: <text:span text:style-name="T24">All the customers will be displayed</text:span></text:p>
      <text:p text:style-name="P22">Main Course:</text:p>
      <text:p text:style-name="P22"><text:span text:style-name="T24">1</text:span>. The admin clicks the <text:span text:style-name="T24">view products tab</text:span></text:p>
      <text:p text:style-name="P22"><text:span text:style-name="T24">2</text:span>. The <text:span text:style-name="T24">system displays all the products</text:span></text:p>
      <text:p text:style-name="P74">3. Exit</text:p>
      <text:p text:style-name="P74"/>
      <text:p text:style-name="P4">Use Case #<text:span text:style-name="T25">15</text:span></text:p>
      <text:p text:style-name="P6"><text:span text:style-name="T25">Name: </text:span>View Sales Report</text:p>
      <text:p text:style-name="P6">Actor: Admin</text:p>
      <text:p text:style-name="P22">Pre-condition: The admin is in the admin dashboard</text:p>
      <text:p text:style-name="P22">Post-Condition: <text:span text:style-name="T24">All the sales reports will be displayed</text:span></text:p>
      <text:p text:style-name="P22">Main Course:</text:p>
      <text:p text:style-name="P22"><text:span text:style-name="T24">1</text:span>. The admin clicks the <text:span text:style-name="T24">view sales report tab</text:span></text:p>
      <text:p text:style-name="P22"><text:span text:style-name="T24">2</text:span>. The <text:span text:style-name="T24">system displays all the products</text:span></text:p>
      <text:p text:style-name="P60">3. Exit</text:p>
      <text:p text:style-name="P21"/>
      <text:p text:style-name="P3">Use Case #<text:span text:style-name="T22">16</text:span></text:p>
      <text:p text:style-name="P27"><text:span text:style-name="T25">N</text:span>ame: <text:span text:style-name="T26">Filter products </text:span></text:p>
      <text:p text:style-name="P27">Actor: customer</text:p>
      <text:p text:style-name="P27">Pre-<text:span text:style-name="T27">c</text:span>ondition: The customer is in the <text:span text:style-name="T26">category page</text:span></text:p>
      <text:p text:style-name="P27">Post-<text:span text:style-name="T27">c</text:span>ondition: The <text:span text:style-name="T28">products filtered by category is shown</text:span></text:p>
      <text:p text:style-name="P27">Main Course:</text:p>
      <text:list xml:id="list2178347659053177059" text:style-name="L17">
        <text:list-item>
          <text:p text:style-name="P28">The customer clicks a category and chooses the subcategory for the product he/she likes</text:p>
        </text:list-item>
        <text:list-item>
          <text:p text:style-name="P33">The system will automatically show the filtered products inside the category</text:p>
        </text:list-item>
        <text:list-item>
          <text:p text:style-name="P33">Exit</text:p>
        </text:list-item>
      </text:list>
      <text:p text:style-name="P31"/>
      <text:p text:style-name="P3">Use Case #<text:span text:style-name="T22">17</text:span></text:p>
      <text:p text:style-name="P27"><text:span text:style-name="T25">N</text:span>ame: <text:span text:style-name="T27">Product Social Sharing</text:span></text:p>
      <text:p text:style-name="P27">Actor: customer</text:p>
      <text:p text:style-name="P27">Pre-<text:span text:style-name="T27">c</text:span>ondition: The customer is in the page of the product</text:p>
      <text:p text:style-name="P27">Post-<text:span text:style-name="T27">c</text:span>ondition: The product will be shared on the <text:span text:style-name="T29">social media platform where the customer had chosen.</text:span></text:p>
      <text:p text:style-name="P27">Main Course:</text:p>
      <text:list xml:id="list182407992444090" text:continue-numbering="true" text:style-name="L17">
        <text:list-item>
          <text:p text:style-name="P26">The customer clicks the icon of the desired social media site</text:p>
        </text:list-item>
        <text:list-item>
          <text:p text:style-name="P30"><text:s/><text:span text:style-name="T29">System will redirect the customer to that particular site.</text:span></text:p>
        </text:list-item>
        <text:list-item>
          <text:p text:style-name="P35"><text:soft-page-break/>The product is shared</text:p>
        </text:list-item>
        <text:list-item>
          <text:p text:style-name="P35">Exit </text:p>
          <text:p text:style-name="P35"/>
        </text:list-item>
      </text:list>
      <text:p text:style-name="P3">Use Case #<text:span text:style-name="T22">18</text:span></text:p>
      <text:p text:style-name="P27"><text:span text:style-name="T25">N</text:span>ame: Add to Wishlist</text:p>
      <text:p text:style-name="P27">Actor: customer</text:p>
      <text:p text:style-name="P27">Pre-Condition: The customer is logged in and is on the product page</text:p>
      <text:p text:style-name="P27">Post-Condition: The specified product will be added to his/her wishlist</text:p>
      <text:p text:style-name="P27">Main Course:</text:p>
      <text:p text:style-name="P27">1. The customer clicks the heart icon on the product page</text:p>
      <text:p text:style-name="P27">Exception: If the product is already in the customer’s wishlist, show error. Exit</text:p>
      <text:p text:style-name="P27">2. The specified product will be reflected on the customer's wishlist</text:p>
      <text:p text:style-name="P34">3. Exit</text:p>
      <text:p text:style-name="P3"/>
      <text:p text:style-name="P3">Use Case #<text:span text:style-name="T22">19</text:span></text:p>
      <text:p text:style-name="P36">Name: Search Product</text:p>
      <text:p text:style-name="P36">Actor: customer</text:p>
      <text:p text:style-name="P36">Pre-Condition: The customer is logged in and is on the store page</text:p>
      <text:p text:style-name="P27">Post-Condition: The <text:span text:style-name="T30">searched product is shown</text:span></text:p>
      <text:p text:style-name="P27">Main Course:</text:p>
      <text:p text:style-name="P27">1. The customer <text:span text:style-name="T30">inputs the product name or any product information on the search bar</text:span></text:p>
      <text:p text:style-name="P27">2. <text:span text:style-name="T30">The system checks the information entered by the customer</text:span></text:p>
      <text:p text:style-name="P37">3. The system will show the product that matches the input</text:p>
      <text:p text:style-name="P37">Exception: Nothing matches.</text:p>
      <text:p text:style-name="P61">4. Exit</text:p>
      <text:p text:style-name="P3"/>
      <text:p text:style-name="P3">Use Case #<text:span text:style-name="T22">20</text:span></text:p>
      <text:p text:style-name="P27">ame: <text:span text:style-name="T8">Rate &amp; Add Feedback </text:span></text:p>
      <text:p text:style-name="P27">Actor: customer</text:p>
      <text:p text:style-name="P27">Pre-Condition: The customer is on the product page</text:p>
      <text:p text:style-name="P27">Post-Condition: The feedback will be shown on the feedback portion of the product</text:p>
      <text:p text:style-name="P27">Main Course:</text:p>
      <text:p text:style-name="P27">1. The customer clicks the Write a Review button</text:p>
      <text:p text:style-name="P27">2. The customer writes his/her feedback to the form</text:p>
      <text:p text:style-name="P27">Exception: If the number of characters exceed 500, Show error. Exit</text:p>
      <text:p text:style-name="P27">3. The customer's feedback will be recorded in the database and shown on the feedback portion of the produc<text:span text:style-name="T8">t</text:span></text:p>
      <text:p text:style-name="P31">4. Exit</text:p>
      <text:p text:style-name="P3"/>
      <text:p text:style-name="P3">Use Case #<text:span text:style-name="T22">21</text:span></text:p>
      <text:p text:style-name="P27"><text:span text:style-name="T25">N</text:span>ame:<text:span text:style-name="T27">View </text:span>Related Produc<text:span text:style-name="T27">t</text:span></text:p>
      <text:p text:style-name="P27">Actor: <text:span text:style-name="T27">customer</text:span></text:p>
      <text:p text:style-name="P27">Pre-<text:span text:style-name="T27">c</text:span>ondition: The Tags of the product has similar products</text:p>
      <text:p text:style-name="P27">Post-<text:span text:style-name="T27">c</text:span>ondition: Products with similar tags will be shown on the product's page</text:p>
      <text:p text:style-name="P27">Main Course:</text:p>
      <text:p text:style-name="P27"><text:soft-page-break/>1. The customer has clicked on the product and is on the product page</text:p>
      <text:p text:style-name="P27">2. Products with the same tags will be shown in the related products portion of the page</text:p>
      <text:p text:style-name="P31">3. 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25in" text:min-label-width="0.25in"/>
      </text:list-level-style-number>
      <text:list-level-style-number text:level="2" text:style-name="List12Level1" style:num-suffix="." style:num-format="a">
        <style:list-level-properties text:space-before="0.75in" text:min-label-width="0.25in"/>
      </text:list-level-style-number>
      <text:list-level-style-number text:level="3" text:style-name="List12Level2" style:num-suffix="." style:num-format="i">
        <style:list-level-properties text:space-before="1.3748in" text:min-label-width="0.1252in"/>
      </text:list-level-style-number>
      <text:list-level-style-number text:level="4" text:style-name="List12Level3" style:num-suffix="." style:num-format="1">
        <style:list-level-properties text:space-before="1.75in" text:min-label-width="0.25in"/>
      </text:list-level-style-number>
      <text:list-level-style-number text:level="5" text:style-name="List12Level4" style:num-suffix="." style:num-format="a">
        <style:list-level-properties text:space-before="2.25in" text:min-label-width="0.25in"/>
      </text:list-level-style-number>
      <text:list-level-style-number text:level="6" text:style-name="List12Level5" style:num-suffix="." style:num-format="i">
        <style:list-level-properties text:space-before="2.8748in" text:min-label-width="0.1252in"/>
      </text:list-level-style-number>
      <text:list-level-style-number text:level="7" text:style-name="List12Level6" style:num-suffix="." style:num-format="1">
        <style:list-level-properties text:space-before="3.25in" text:min-label-width="0.25in"/>
      </text:list-level-style-number>
      <text:list-level-style-number text:level="8" text:style-name="List12Level7" style:num-suffix="." style:num-format="a">
        <style:list-level-properties text:space-before="3.75in" text:min-label-width="0.25in"/>
      </text:list-level-style-number>
      <text:list-level-style-number text:level="9" text:style-name="List1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2-09T18:24:06.324610839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7" meta:paragraph-count="224" meta:word-count="1520" meta:character-count="8648" meta:non-whitespace-character-count="7384"/>
  </office:meta>
</office:document-meta>
</file>